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gr3" style:family="graphic" style:parent-style-name="objectwithoutfill">
      <style:graphic-properties svg:stroke-width="0.051cm" draw:marker-start="Arrow" draw:marker-start-width="0.279cm" draw:marker-end="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6666ff" draw:marker-start="Arrow" draw:marker-start-width="0.279cm" draw:marker-end="" draw:marker-end-width="0.153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6666ff" draw:marker-start="" draw:marker-start-width="0.279cm" draw:marker-end="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359cm" svg:height="1.397cm" svg:x="10.454cm" svg:y="3.854cm">
          <text:p text:style-name="P1">rdf</text:p>
        </draw:rect>
        <draw:rect draw:style-name="gr1" draw:text-style-name="P1" draw:layer="layout" svg:width="3.81cm" svg:height="1.397cm" svg:x="11.131cm" svg:y="6.031cm">
          <text:p text:style-name="P1">rdf_jvm</text:p>
        </draw:rect>
        <draw:rect draw:style-name="gr1" draw:text-style-name="P1" draw:layer="layout" svg:width="3.81cm" svg:height="1.397cm" svg:x="11.131cm" svg:y="8.731cm">
          <text:p text:style-name="P1">rdf_common</text:p>
        </draw:rect>
        <draw:rect draw:style-name="gr1" draw:text-style-name="P1" draw:layer="layout" svg:width="3.81cm" svg:height="1.397cm" svg:x="11.131cm" svg:y="11.431cm">
          <text:p text:style-name="P1">rdf_js</text:p>
        </draw:rect>
        <draw:rect draw:style-name="gr1" draw:text-style-name="P1" draw:layer="layout" svg:width="5.383cm" svg:height="1.397cm" svg:x="17.431cm" svg:y="2.631cm">
          <text:p text:style-name="P1">jena</text:p>
        </draw:rect>
        <draw:rect draw:style-name="gr1" draw:text-style-name="P1" draw:layer="layout" svg:width="5.383cm" svg:height="1.397cm" svg:x="17.431cm" svg:y="4.431cm">
          <text:p text:style-name="P1">sesame</text:p>
        </draw:rect>
        <draw:rect draw:style-name="gr1" draw:text-style-name="P1" draw:layer="layout" svg:width="5.334cm" svg:height="1.397cm" svg:x="17.48cm" svg:y="10.782cm">
          <text:p text:style-name="P1">plantain_js</text:p>
        </draw:rect>
        <draw:rect draw:style-name="gr1" draw:text-style-name="P1" draw:layer="layout" svg:width="5.383cm" svg:height="1.397cm" svg:x="17.431cm" svg:y="6.631cm">
          <text:p text:style-name="P1">plantain_jvm</text:p>
        </draw:rect>
        <draw:rect draw:style-name="gr1" draw:text-style-name="P1" draw:layer="layout" svg:width="6.863cm" svg:height="1.397cm" svg:x="1.731cm" svg:y="8.731cm">
          <text:p text:style-name="P1">rdf-test-suite_common</text:p>
        </draw:rect>
        <draw:rect draw:style-name="gr1" draw:text-style-name="P1" draw:layer="layout" svg:width="5.383cm" svg:height="1.397cm" svg:x="17.431cm" svg:y="13.131cm">
          <text:p text:style-name="P1">n3-js</text:p>
        </draw:rect>
        <draw:rect draw:style-name="gr1" draw:text-style-name="P1" draw:layer="layout" svg:width="5.383cm" svg:height="1.397cm" svg:x="17.431cm" svg:y="14.931cm">
          <text:p text:style-name="P1">jsonld-js</text:p>
        </draw:rect>
        <draw:rect draw:style-name="gr1" draw:text-style-name="P1" draw:layer="layout" svg:width="3.105cm" svg:height="1.397cm" svg:x="23.495cm" svg:y="7.726cm">
          <text:p text:style-name="P1">plantain</text:p>
        </draw:rect>
        <draw:rect draw:style-name="gr1" draw:text-style-name="P1" draw:layer="layout" svg:width="4.515cm" svg:height="1.397cm" svg:x="1.031cm" svg:y="3.832cm">
          <text:p text:style-name="P1">rdf-test-suite</text:p>
        </draw:rect>
        <draw:rect draw:style-name="gr1" draw:text-style-name="P1" draw:layer="layout" svg:width="6.863cm" svg:height="1.397cm" svg:x="1.732cm" svg:y="6.032cm">
          <text:p text:style-name="P1">rdf-test-suite_jvm</text:p>
        </draw:rect>
        <draw:rect draw:style-name="gr1" draw:text-style-name="P1" draw:layer="layout" svg:width="6.863cm" svg:height="1.397cm" svg:x="1.732cm" svg:y="11.432cm">
          <text:p text:style-name="P1">rdf-test-suite_js</text:p>
        </draw:rect>
        <draw:rect draw:style-name="gr1" draw:text-style-name="P1" draw:layer="layout" svg:width="5.383cm" svg:height="1.397cm" svg:x="17.431cm" svg:y="8.732cm">
          <text:p text:style-name="P1">plantain_common</text:p>
        </draw:rect>
        <draw:rect draw:style-name="gr2" draw:text-style-name="P1" draw:layer="layout" svg:width="7.608cm" svg:height="7.62cm" draw:transform="skewX (0.0015707963267949) translate (1.343cm 5.648cm)">
          <text:p/>
        </draw:rect>
        <draw:rect draw:style-name="gr2" draw:text-style-name="P1" draw:layer="layout" svg:width="4.615cm" svg:height="7.62cm" draw:transform="skewX (0.000872664625997165) translate (10.738cm 5.648cm)">
          <text:p/>
        </draw:rect>
        <draw:rect draw:style-name="gr2" draw:text-style-name="P1" draw:layer="layout" svg:width="6.013cm" svg:height="6.223cm" draw:transform="skewX (0.00139626340159546) translate (17.138cm 6.334cm)">
          <text:p/>
        </draw:rect>
        <draw:line draw:style-name="gr3" draw:text-style-name="P1" draw:layer="layout" svg:x1="14.97cm" svg:y1="12.506cm" svg:x2="17.383cm" svg:y2="15.478cm">
          <text:p/>
        </draw:line>
        <draw:line draw:style-name="gr4" draw:text-style-name="P1" draw:layer="layout" svg:x1="6.564cm" svg:y1="12.811cm" svg:x2="6.564cm" svg:y2="15.732cm">
          <text:p/>
        </draw:line>
        <draw:line draw:style-name="gr3" draw:text-style-name="P1" draw:layer="layout" svg:x1="12.94cm" svg:y1="10.093cm" svg:x2="12.94cm" svg:y2="11.363cm">
          <text:p/>
        </draw:line>
        <draw:line draw:style-name="gr3" draw:text-style-name="P1" draw:layer="layout" svg:x1="12.913cm" svg:y1="8.696cm" svg:x2="12.913cm" svg:y2="7.426cm">
          <text:p/>
        </draw:line>
        <draw:line draw:style-name="gr3" draw:text-style-name="P1" draw:layer="layout" svg:x1="5.04cm" svg:y1="10.106cm" svg:x2="5.04cm" svg:y2="11.376cm">
          <text:p/>
        </draw:line>
        <draw:line draw:style-name="gr3" draw:text-style-name="P1" draw:layer="layout" svg:x1="5.013cm" svg:y1="8.683cm" svg:x2="5.013cm" svg:y2="7.413cm">
          <text:p/>
        </draw:line>
        <draw:line draw:style-name="gr3" draw:text-style-name="P1" draw:layer="layout" svg:x1="11.16cm" svg:y1="6.691cm" svg:x2="8.62cm" svg:y2="6.691cm">
          <text:p/>
        </draw:line>
        <draw:line draw:style-name="gr3" draw:text-style-name="P1" draw:layer="layout" svg:x1="11.147cm" svg:y1="9.491cm" svg:x2="8.607cm" svg:y2="9.491cm">
          <text:p/>
        </draw:line>
        <draw:line draw:style-name="gr3" draw:text-style-name="P1" draw:layer="layout" svg:x1="11.147cm" svg:y1="12.091cm" svg:x2="8.607cm" svg:y2="12.091cm">
          <text:p/>
        </draw:line>
        <draw:line draw:style-name="gr3" draw:text-style-name="P1" draw:layer="layout" svg:x1="14.97cm" svg:y1="12.125cm" svg:x2="17.397cm" svg:y2="13.795cm">
          <text:p/>
        </draw:line>
        <draw:line draw:style-name="gr3" draw:text-style-name="P1" draw:layer="layout" svg:x1="14.97cm" svg:y1="11.871cm" svg:x2="17.51cm" svg:y2="11.363cm">
          <text:p/>
        </draw:line>
        <draw:line draw:style-name="gr3" draw:text-style-name="P1" draw:layer="layout" svg:x1="14.983cm" svg:y1="9.452cm" svg:x2="17.383cm" svg:y2="9.458cm">
          <text:p/>
        </draw:line>
        <draw:line draw:style-name="gr3" draw:text-style-name="P1" draw:layer="layout" svg:x1="14.97cm" svg:y1="7.045cm" svg:x2="17.396cm" svg:y2="7.556cm">
          <text:p/>
        </draw:line>
        <draw:line draw:style-name="gr3" draw:text-style-name="P1" draw:layer="layout" svg:x1="14.983cm" svg:y1="6.833cm" svg:x2="17.383cm" svg:y2="5.14cm">
          <text:p/>
        </draw:line>
        <draw:line draw:style-name="gr3" draw:text-style-name="P1" draw:layer="layout" svg:x1="14.996cm" svg:y1="6.421cm" svg:x2="17.383cm" svg:y2="3.413cm">
          <text:p/>
        </draw:line>
        <draw:line draw:style-name="gr3" draw:text-style-name="P1" draw:layer="layout" svg:x1="19.923cm" svg:y1="8.747cm" svg:x2="19.923cm" svg:y2="8.061cm">
          <text:p/>
        </draw:line>
        <draw:line draw:style-name="gr3" draw:text-style-name="P1" draw:layer="layout" svg:x1="19.923cm" svg:y1="10.144cm" svg:x2="19.923cm" svg:y2="10.779cm">
          <text:p/>
        </draw:line>
        <draw:line draw:style-name="gr3" draw:text-style-name="P1" draw:layer="layout" svg:x1="19.923cm" svg:y1="12.158cm" svg:x2="19.923cm" svg:y2="13.065cm">
          <text:p/>
        </draw:line>
        <draw:line draw:style-name="gr5" draw:text-style-name="P1" draw:layer="layout" svg:x1="17.383cm" svg:y1="15.732cm" svg:x2="6.588cm" svg:y2="15.732cm">
          <text:p/>
        </draw:line>
        <draw:line draw:style-name="gr4" draw:text-style-name="P1" draw:layer="layout" svg:x1="6.461cm" svg:y1="6.08cm" svg:x2="6.508cm" svg:y2="3.146cm">
          <text:p/>
        </draw:line>
        <draw:line draw:style-name="gr5" draw:text-style-name="P1" draw:layer="layout" svg:x1="17.383cm" svg:y1="3.159cm" svg:x2="6.532cm" svg:y2="3.1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2:20:06.801275630</meta:creation-date>
    <dc:date>2015-03-16T13:17:41.209948360</dc:date>
    <meta:editing-duration>PT27M11S</meta:editing-duration>
    <meta:editing-cycles>6</meta:editing-cycles>
    <meta:generator>LibreOffice/4.2.7.2$Linux_X86_64 LibreOffice_project/420m0$Build-2</meta:generator>
    <meta:document-statistic meta:object-count="40"/>
  </office:meta>
</office:document-meta>
</file>